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ce style:name="Ubuntu" svg:font-family="Ubuntu"/>
    <style:font-face style:name="Ubuntu1" svg:font-family="Ubuntu" style:font-pitch="variable"/>
  </office:font-face-decls>
  <office:automatic-styles>
    <style:style style:name="P1" style:family="paragraph" style:parent-style-name="Standard" style:master-page-name="PM2">
      <style:paragraph-properties fo:margin-left="0in" fo:margin-right="0in" fo:margin-top="0in" fo:margin-bottom="0in" style:contextual-spacing="false" fo:line-height="100%" fo:text-align="start" style:justify-single-word="false" fo:widows="2" fo:text-indent="0in" style:auto-text-indent="false" style:page-number="auto" style:writing-mode="lr-tb"/>
      <style:text-properties fo:color="#000000" loext:opacity="100%" style:font-name="Ubuntu1" fo:font-size="12pt" fo:language="en" fo:country="US" officeooo:paragraph-rsid="001bd51a" style:font-name-asian="Ubuntu" style:font-size-asian="12pt" style:font-name-complex="Ubuntu" style:font-size-complex="12pt"/>
    </style:style>
    <style:style style:name="P2" style:family="paragraph" style:parent-style-name="Standard">
      <style:paragraph-properties fo:margin-left="0in" fo:margin-right="0in" fo:margin-top="0in" fo:margin-bottom="0in" style:contextual-spacing="false" fo:line-height="100%" fo:text-align="start" style:justify-single-word="false" fo:widows="2" fo:text-indent="0in" style:auto-text-indent="false" style:writing-mode="lr-tb"/>
      <style:text-properties fo:color="#000000" loext:opacity="100%" style:font-name="Ubuntu1" fo:font-size="12pt" fo:language="en" fo:country="US" officeooo:paragraph-rsid="001bd51a" style:font-name-asian="Ubuntu" style:font-size-asian="12pt" style:font-name-complex="Ubuntu" style:font-size-complex="12pt"/>
    </style:style>
    <style:style style:name="P3" style:family="paragraph" style:parent-style-name="Standard">
      <style:paragraph-properties fo:margin-left="0in" fo:margin-right="0in" fo:margin-top="0in" fo:margin-bottom="0in" style:contextual-spacing="false" fo:line-height="100%" fo:text-align="start" style:justify-single-word="false" fo:widows="2" fo:text-indent="0in" style:auto-text-indent="false"/>
      <style:text-properties fo:color="#000000" loext:opacity="100%" style:font-name="Ubuntu1" fo:font-size="12pt" fo:language="en" fo:country="US" officeooo:paragraph-rsid="001bd51a" style:font-name-asian="Ubuntu" style:font-size-asian="12pt" style:font-name-complex="Ubuntu" style:font-size-complex="12pt"/>
    </style:style>
    <style:style style:name="P4" style:family="paragraph" style:parent-style-name="Standard">
      <style:paragraph-properties fo:margin-left="0in" fo:margin-right="0in" fo:margin-top="0in" fo:margin-bottom="0in" style:contextual-spacing="false" fo:line-height="100%" fo:text-align="start" style:justify-single-word="false" fo:widows="2" fo:text-indent="0in" style:auto-text-indent="false" style:writing-mode="lr-tb"/>
      <style:text-properties fo:color="#000000" loext:opacity="100%" style:font-name="Ubuntu1" fo:font-size="12pt" fo:language="en" fo:country="US" officeooo:paragraph-rsid="001dc3e9" style:font-name-asian="Ubuntu" style:font-size-asian="12pt" style:font-name-complex="Ubuntu" style:font-size-complex="12pt"/>
    </style:style>
    <style:style style:name="P5" style:family="paragraph" style:parent-style-name="Standard">
      <style:paragraph-properties fo:margin-left="0in" fo:margin-right="0in" fo:margin-top="0in" fo:margin-bottom="0in" style:contextual-spacing="false" fo:line-height="100%" fo:text-align="start" style:justify-single-word="false" fo:widows="2" fo:text-indent="0in" style:auto-text-indent="false" style:writing-mode="lr-tb"/>
      <style:text-properties fo:color="#000000" loext:opacity="100%" style:font-name="Ubuntu1" fo:font-size="12pt" fo:language="en" fo:country="US" style:font-name-asian="Ubuntu" style:font-size-asian="12pt" style:font-name-complex="Ubuntu" style:font-size-complex="12pt"/>
    </style:style>
    <style:style style:name="P6" style:family="paragraph" style:parent-style-name="Standard">
      <style:paragraph-properties fo:margin-left="0in" fo:margin-right="0in" fo:margin-top="0in" fo:margin-bottom="0in" style:contextual-spacing="false" fo:line-height="100%" fo:text-align="start" style:justify-single-word="false" fo:widows="2" fo:text-indent="0in" style:auto-text-indent="false" style:writing-mode="lr-tb"/>
      <style:text-properties fo:color="#000000" loext:opacity="100%" style:font-name="Ubuntu1" fo:font-size="12pt" fo:language="en" fo:country="US" officeooo:paragraph-rsid="0020d1a5" style:font-name-asian="Ubuntu" style:font-size-asian="12pt" style:font-name-complex="Ubuntu" style:font-size-complex="12pt"/>
    </style:style>
    <style:style style:name="P7" style:family="paragraph" style:parent-style-name="Standard">
      <style:paragraph-properties fo:margin-left="0in" fo:margin-right="0in" fo:margin-top="0in" fo:margin-bottom="0in" style:contextual-spacing="false" fo:line-height="100%" fo:text-align="start" style:justify-single-word="false" fo:widows="2" fo:text-indent="0in" style:auto-text-indent="false" style:writing-mode="lr-tb"/>
      <style:text-properties fo:color="#000000" loext:opacity="100%" style:font-name="Ubuntu1" fo:font-size="12pt" fo:language="en" fo:country="US" officeooo:paragraph-rsid="00245c06" style:font-name-asian="Ubuntu" style:font-size-asian="12pt" style:font-name-complex="Ubuntu" style:font-size-complex="12pt"/>
    </style:style>
    <style:style style:name="P8" style:family="paragraph" style:parent-style-name="Standard">
      <style:paragraph-properties fo:margin-left="0in" fo:margin-right="0in" fo:margin-top="0in" fo:margin-bottom="0in" style:contextual-spacing="false" fo:line-height="100%" fo:text-align="start" style:justify-single-word="false" fo:widows="2" fo:text-indent="0in" style:auto-text-indent="false" style:writing-mode="lr-tb"/>
      <style:text-properties fo:color="#000000" loext:opacity="100%" style:font-name="Ubuntu1" fo:font-size="12pt" fo:language="en" fo:country="US" officeooo:rsid="001ee94b" officeooo:paragraph-rsid="001ee94b" style:font-name-asian="Ubuntu" style:font-size-asian="12pt" style:font-name-complex="Ubuntu" style:font-size-complex="12pt"/>
    </style:style>
    <style:style style:name="P9" style:family="paragraph" style:parent-style-name="Standard">
      <style:paragraph-properties fo:margin-left="0in" fo:margin-right="0in" fo:margin-top="0in" fo:margin-bottom="0in" style:contextual-spacing="false" fo:line-height="100%" fo:text-align="start" style:justify-single-word="false" fo:widows="2" fo:text-indent="0in" style:auto-text-indent="false" style:writing-mode="lr-tb"/>
      <style:text-properties fo:color="#000000" loext:opacity="100%" style:font-name="Ubuntu1" fo:font-size="12pt" fo:language="en" fo:country="US" officeooo:rsid="0020d1a5" officeooo:paragraph-rsid="00244d9c" style:font-name-asian="Ubuntu" style:font-size-asian="12pt" style:font-name-complex="Ubuntu" style:font-size-complex="12pt"/>
    </style:style>
    <style:style style:name="P10" style:family="paragraph" style:parent-style-name="Standard">
      <style:paragraph-properties fo:margin-left="0in" fo:margin-right="0in" fo:margin-top="0in" fo:margin-bottom="0in" style:contextual-spacing="false" fo:line-height="100%" fo:text-align="start" style:justify-single-word="false" fo:widows="2" fo:text-indent="0in" style:auto-text-indent="false" style:writing-mode="lr-tb"/>
      <style:text-properties fo:color="#000000" loext:opacity="100%" style:font-name="Ubuntu1" fo:font-size="12pt" fo:language="en" fo:country="US" style:font-name-asian="Times New Roman" style:font-size-asian="12pt" style:font-name-complex="Times New Roman" style:font-size-complex="12pt"/>
    </style:style>
    <style:style style:name="P11" style:family="paragraph" style:parent-style-name="Standard">
      <style:paragraph-properties fo:margin-left="0in" fo:margin-right="0in" fo:margin-top="0in" fo:margin-bottom="0in" style:contextual-spacing="false" fo:line-height="100%" fo:text-align="start" style:justify-single-word="false" fo:widows="2" fo:text-indent="0in" style:auto-text-indent="false" style:writing-mode="lr-tb"/>
      <style:text-properties fo:color="#000000" loext:opacity="100%" style:font-name="Ubuntu1" fo:font-size="12pt" fo:language="en" fo:country="US" officeooo:paragraph-rsid="001dc3e9" style:font-name-asian="Times New Roman" style:font-size-asian="12pt" style:font-name-complex="Times New Roman" style:font-size-complex="12pt"/>
    </style:style>
    <style:style style:name="P12" style:family="paragraph" style:parent-style-name="Standard">
      <style:paragraph-properties fo:margin-left="0in" fo:margin-right="0in" fo:margin-top="0in" fo:margin-bottom="0in" style:contextual-spacing="false" fo:line-height="100%" fo:text-align="start" style:justify-single-word="false" fo:widows="2" fo:text-indent="0in" style:auto-text-indent="false" style:writing-mode="lr-tb"/>
      <style:text-properties fo:color="#000000" loext:opacity="100%" style:font-name="Ubuntu1" fo:font-size="12pt" fo:language="en" fo:country="US" officeooo:paragraph-rsid="001bd51a" style:font-name-asian="Times New Roman" style:font-size-asian="12pt" style:font-name-complex="Times New Roman" style:font-size-complex="12pt"/>
    </style:style>
    <style:style style:name="P13" style:family="paragraph" style:parent-style-name="Standard">
      <style:paragraph-properties fo:margin-left="0in" fo:margin-right="0in" fo:margin-top="0in" fo:margin-bottom="0in" style:contextual-spacing="false" fo:line-height="100%" fo:text-align="start" style:justify-single-word="false" fo:widows="2" fo:text-indent="0in" style:auto-text-indent="false" style:writing-mode="lr-tb"/>
      <style:text-properties fo:color="#000000" loext:opacity="100%" style:font-name="Ubuntu1" fo:font-size="12pt" fo:language="en" fo:country="US" officeooo:paragraph-rsid="00245c06" style:font-name-asian="Times New Roman" style:font-size-asian="12pt" style:font-name-complex="Times New Roman" style:font-size-complex="12pt"/>
    </style:style>
    <style:style style:name="P14" style:family="paragraph" style:parent-style-name="Standard">
      <style:paragraph-properties fo:margin-left="0in" fo:margin-right="0in" fo:margin-top="0in" fo:margin-bottom="0in" style:contextual-spacing="false" fo:line-height="100%" fo:text-align="start" style:justify-single-word="false" fo:widows="2" fo:text-indent="0in" style:auto-text-indent="false" style:writing-mode="lr-tb"/>
      <style:text-properties fo:color="#000000" loext:opacity="100%" style:font-name="Ubuntu1" fo:font-size="12pt" fo:language="en" fo:country="US" officeooo:rsid="001dc3e9" officeooo:paragraph-rsid="001dc3e9" style:font-name-asian="Times New Roman" style:font-size-asian="12pt" style:font-name-complex="Times New Roman" style:font-size-complex="12pt"/>
    </style:style>
    <style:style style:name="P15" style:family="paragraph" style:parent-style-name="Standard">
      <style:paragraph-properties fo:margin-left="0in" fo:margin-right="0in" fo:margin-top="0in" fo:margin-bottom="0in" style:contextual-spacing="false" fo:line-height="100%" fo:text-align="start" style:justify-single-word="false" fo:widows="2" fo:text-indent="0in" style:auto-text-indent="false" style:writing-mode="lr-tb"/>
      <style:text-properties fo:color="#000000" loext:opacity="100%" style:font-name="Ubuntu1" fo:font-size="12pt" fo:language="en" fo:country="US" officeooo:rsid="001ee94b" officeooo:paragraph-rsid="001ee94b" style:font-name-asian="Times New Roman" style:font-size-asian="12pt" style:font-name-complex="Times New Roman" style:font-size-complex="12pt"/>
    </style:style>
    <style:style style:name="P16" style:family="paragraph" style:parent-style-name="Standard">
      <style:paragraph-properties fo:margin-left="0in" fo:margin-right="0in" fo:margin-top="0in" fo:margin-bottom="0in" style:contextual-spacing="false" fo:line-height="100%" fo:text-align="start" style:justify-single-word="false" fo:widows="2" fo:text-indent="0in" style:auto-text-indent="false" style:writing-mode="lr-tb"/>
      <style:text-properties fo:color="#000000" loext:opacity="100%" style:font-name="Ubuntu1" fo:font-size="12pt" fo:language="en" fo:country="US" officeooo:rsid="001ee94b" officeooo:paragraph-rsid="0020b76c" style:font-name-asian="Times New Roman" style:font-size-asian="12pt" style:font-name-complex="Times New Roman" style:font-size-complex="12pt"/>
    </style:style>
    <style:style style:name="P17" style:family="paragraph" style:parent-style-name="Standard">
      <style:paragraph-properties fo:margin-left="0in" fo:margin-right="0in" fo:margin-top="0in" fo:margin-bottom="0in" style:contextual-spacing="false" fo:line-height="100%" fo:text-align="start" style:justify-single-word="false" fo:widows="2" fo:text-indent="0in" style:auto-text-indent="false" style:writing-mode="lr-tb"/>
      <style:text-properties fo:color="#000000" loext:opacity="100%" style:font-name="Ubuntu1" fo:font-size="12pt" fo:language="en" fo:country="US" officeooo:rsid="00202f9a" officeooo:paragraph-rsid="00202f9a" style:font-name-asian="Times New Roman" style:font-size-asian="12pt" style:font-name-complex="Times New Roman" style:font-size-complex="12pt"/>
    </style:style>
    <style:style style:name="P18" style:family="paragraph" style:parent-style-name="Standard">
      <style:paragraph-properties fo:margin-left="0in" fo:margin-right="0in" fo:margin-top="0in" fo:margin-bottom="0in" style:contextual-spacing="false" fo:line-height="100%" fo:text-align="start" style:justify-single-word="false" fo:widows="2" fo:text-indent="0in" style:auto-text-indent="false" style:writing-mode="lr-tb"/>
      <style:text-properties fo:color="#000000" loext:opacity="100%" style:font-name="Ubuntu1" fo:font-size="12pt" fo:language="en" fo:country="US" officeooo:rsid="0020b76c" officeooo:paragraph-rsid="0020b76c" style:font-name-asian="Times New Roman" style:font-size-asian="12pt" style:font-name-complex="Times New Roman" style:font-size-complex="12pt"/>
    </style:style>
    <style:style style:name="P19" style:family="paragraph" style:parent-style-name="Standard">
      <style:paragraph-properties fo:margin-left="0in" fo:margin-right="0in" fo:margin-top="0in" fo:margin-bottom="0in" style:contextual-spacing="false" fo:line-height="100%" fo:text-align="start" style:justify-single-word="false" fo:widows="2" fo:text-indent="0in" style:auto-text-indent="false" style:writing-mode="lr-tb"/>
      <style:text-properties fo:color="#000000" loext:opacity="100%" style:font-name="Ubuntu1" fo:font-size="12pt" fo:language="en" fo:country="US" officeooo:rsid="0020d1a5" officeooo:paragraph-rsid="002251ff" style:font-name-asian="Times New Roman" style:font-size-asian="12pt" style:font-name-complex="Times New Roman" style:font-size-complex="12pt"/>
    </style:style>
    <style:style style:name="P20" style:family="paragraph" style:parent-style-name="Standard">
      <style:paragraph-properties fo:margin-left="0in" fo:margin-right="0in" fo:margin-top="0in" fo:margin-bottom="0in" style:contextual-spacing="false" fo:line-height="100%" fo:text-align="start" style:justify-single-word="false" fo:widows="2" fo:text-indent="0in" style:auto-text-indent="false" style:writing-mode="lr-tb"/>
      <style:text-properties fo:color="#000000" loext:opacity="100%" style:font-name="Ubuntu1" fo:font-size="12pt" fo:language="en" fo:country="US" officeooo:rsid="002251ff" officeooo:paragraph-rsid="0020d1a5" style:font-name-asian="Times New Roman" style:font-size-asian="12pt" style:font-name-complex="Times New Roman" style:font-size-complex="12pt"/>
    </style:style>
    <style:style style:name="P21" style:family="paragraph" style:parent-style-name="Standard">
      <style:paragraph-properties fo:margin-left="0in" fo:margin-right="0in" fo:margin-top="0in" fo:margin-bottom="0in" style:contextual-spacing="false" fo:line-height="100%" fo:text-align="start" style:justify-single-word="false" fo:widows="2" fo:text-indent="0in" style:auto-text-indent="false" style:writing-mode="lr-tb"/>
      <style:text-properties fo:color="#000000" loext:opacity="100%" style:font-name="Ubuntu1" fo:font-size="12pt" fo:language="en" fo:country="US" officeooo:rsid="002251ff" officeooo:paragraph-rsid="002251ff" style:font-name-asian="Times New Roman" style:font-size-asian="12pt" style:font-name-complex="Times New Roman" style:font-size-complex="12pt"/>
    </style:style>
    <style:style style:name="P22" style:family="paragraph" style:parent-style-name="Standard">
      <style:paragraph-properties fo:margin-left="0in" fo:margin-right="0in" fo:margin-top="0in" fo:margin-bottom="0in" style:contextual-spacing="false" fo:line-height="100%" fo:text-align="start" style:justify-single-word="false" fo:widows="2" fo:text-indent="0in" style:auto-text-indent="false" style:writing-mode="lr-tb"/>
      <style:text-properties fo:color="#000000" loext:opacity="100%" style:font-name="Ubuntu1" fo:font-size="12pt" fo:language="en" fo:country="US" officeooo:rsid="00244d9c" officeooo:paragraph-rsid="00244d9c" style:font-name-asian="Times New Roman" style:font-size-asian="12pt" style:font-name-complex="Times New Roman" style:font-size-complex="12pt"/>
    </style:style>
    <style:style style:name="P23" style:family="paragraph" style:parent-style-name="Standard">
      <style:paragraph-properties fo:margin-left="0in" fo:margin-right="0in" fo:margin-top="0in" fo:margin-bottom="0in" style:contextual-spacing="false" fo:line-height="100%" fo:text-align="start" style:justify-single-word="false" fo:widows="2" fo:text-indent="0in" style:auto-text-indent="false" style:writing-mode="lr-tb"/>
      <style:text-properties fo:color="#000000" loext:opacity="100%" style:font-name="Ubuntu1" fo:font-size="12pt" fo:language="en" fo:country="US" officeooo:rsid="00245c06" officeooo:paragraph-rsid="00245c06" style:font-name-asian="Times New Roman" style:font-size-asian="12pt" style:font-name-complex="Times New Roman" style:font-size-complex="12pt"/>
    </style:style>
    <style:style style:name="P24" style:family="paragraph" style:parent-style-name="Standard">
      <style:paragraph-properties fo:margin-left="0in" fo:margin-right="0in" fo:margin-top="0in" fo:margin-bottom="0in" style:contextual-spacing="false" fo:line-height="100%" fo:text-align="start" style:justify-single-word="false" fo:widows="2" fo:text-indent="0in" style:auto-text-indent="false" style:writing-mode="lr-tb"/>
      <style:text-properties style:font-name="Ubuntu1"/>
    </style:style>
    <style:style style:name="T1" style:family="text">
      <style:text-properties fo:color="#000000" loext:opacity="100%" fo:font-size="12pt" fo:language="en" fo:country="US" style:font-name-asian="Ubuntu" style:font-size-asian="12pt" style:font-name-complex="Ubuntu" style:font-size-complex="12pt"/>
    </style:style>
    <style:style style:name="T2" style:family="text">
      <style:text-properties fo:color="#000000" loext:opacity="100%" fo:font-size="12pt" fo:language="en" fo:country="US" style:font-name-asian="Times New Roman" style:font-size-asian="12pt" style:font-name-complex="Times New Roman" style:font-size-complex="12pt"/>
    </style:style>
    <style:style style:name="T3" style:family="text">
      <style:text-properties officeooo:rsid="001bd51a"/>
    </style:style>
    <style:style style:name="T4" style:family="text">
      <style:text-properties officeooo:rsid="001dc3e9"/>
    </style:style>
    <style:style style:name="T5" style:family="text">
      <style:text-properties style:font-name-asian="Ubuntu" style:font-name-complex="Ubuntu"/>
    </style:style>
    <style:style style:name="T6" style:family="text">
      <style:text-properties officeooo:rsid="001ee94b" style:font-name-asian="Ubuntu" style:font-name-complex="Ubuntu"/>
    </style:style>
    <style:style style:name="T7" style:family="text">
      <style:text-properties officeooo:rsid="00202f9a" style:font-name-asian="Ubuntu" style:font-name-complex="Ubuntu"/>
    </style:style>
    <style:style style:name="T8" style:family="text">
      <style:text-properties officeooo:rsid="0020b76c" style:font-name-asian="Ubuntu" style:font-name-complex="Ubuntu"/>
    </style:style>
    <style:style style:name="T9" style:family="text">
      <style:text-properties officeooo:rsid="002251ff" style:font-name-asian="Ubuntu" style:font-name-complex="Ubuntu"/>
    </style:style>
    <style:style style:name="T10" style:family="text">
      <style:text-properties officeooo:rsid="00244d9c" style:font-name-asian="Ubuntu" style:font-name-complex="Ubuntu"/>
    </style:style>
    <style:style style:name="T11" style:family="text">
      <style:text-properties officeooo:rsid="0020d1a5"/>
    </style:style>
    <style:style style:name="T12" style:family="text">
      <style:text-properties officeooo:rsid="002251ff"/>
    </style:style>
    <style:style style:name="T13" style:family="text">
      <style:text-properties officeooo:rsid="00244d9c"/>
    </style:style>
    <style:style style:name="T14" style:family="text">
      <style:text-properties officeooo:rsid="002251ff" style:font-name-asian="Times New Roman" style:font-name-complex="Times New Roman"/>
    </style:style>
    <style:style style:name="T15" style:family="text">
      <style:text-properties officeooo:rsid="00245c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Is Journalism like Data Science, in any way?</text:span></text:p>
      <text:p text:style-name="P2"/>
      <text:p text:style-name="P4">I was discussing Data Science with a journalist <text:span text:style-name="T3">teaching herself data an</text:span><text:span text:style-name="T4">a</text:span><text:span text:style-name="T3">lytics recently. </text:span></text:p>
      <text:p text:style-name="P4"/>
      <text:p text:style-name="P4"><text:span text:style-name="T4">In the conversation, the</text:span> question, ‘Why are Boxplots <text:span text:style-name="T4">so </text:span>important with respect to Exploratory Data Analysis?’ <text:span text:style-name="T4">was brought up.</text:span></text:p>
      <text:p text:style-name="P4"/>
      <text:p text:style-name="P4">Boxplots are <text:span text:style-name="T4">on of </text:span>the first tools taught when learning statistical software, but why? </text:p>
      <text:p text:style-name="P4"/>
      <text:p text:style-name="P4"><text:span text:style-name="T4">Too m</text:span>any online-courses gloss over the ‘WHY.’</text:p>
      <text:p text:style-name="P10"/>
      <text:p text:style-name="P5">Since this <text:span text:style-name="T4">question came from</text:span> a journalist co-worker, I <text:span text:style-name="T4">searched for something relatable. The Five-W’s of Journalism was my in!</text:span></text:p>
      <text:p text:style-name="P10"/>
      <text:p text:style-name="P5">1. Who </text:p>
      <text:p text:style-name="P5">2. What</text:p>
      <text:p text:style-name="P5">3. When </text:p>
      <text:p text:style-name="P5">4. Where </text:p>
      <text:p text:style-name="P5">5. Why </text:p>
      <text:p text:style-name="P10"/>
      <text:p text:style-name="P5">- <text:span text:style-name="T4">Could</text:span> these five questions be useful <text:span text:style-name="T4">for</text:span> a <text:span text:style-name="T4">Journalist-</text:span>Data Analys<text:span text:style-name="T4">t</text:span>? </text:p>
      <text:p text:style-name="P10"/>
      <text:p text:style-name="P5">In short, **Yes**. </text:p>
      <text:p text:style-name="P10"/>
      <text:p text:style-name="P5">**And**, I believe the five W's <text:span text:style-name="T4">could and </text:span>should be asked by Data Scientists too.</text:p>
      <text:p text:style-name="P5"/>
      <text:p text:style-name="P8">This article is an off shoot of that conversation.</text:p>
      <text:p text:style-name="P10"/>
      <text:p text:style-name="P14">1. <text:span text:style-name="T6">What is wrong</text:span><text:span text:style-name="T5">? </text:span><text:span text:style-name="T7">What is </text:span><text:span text:style-name="T8">y</text:span><text:span text:style-name="T7">our issue? </text:span><text:span text:style-name="T10">What is your question?</text:span></text:p>
      <text:p text:style-name="P14"><text:span text:style-name="T5"/></text:p>
      <text:p text:style-name="P16"><text:span text:style-name="T5">Aren’t science and jounalism at heart an investigative and skeptical endouver? Just like the scientific method, we start our process with a suspision or idea that something is wrong or at least we need to study it. </text:span></text:p>
      <text:p text:style-name="P16"><text:span text:style-name="T8"/></text:p>
      <text:p text:style-name="P16"><text:span text:style-name="T8">The scientist defines their question(s).</text:span></text:p>
      <text:p text:style-name="P15"><text:span text:style-name="T5"/></text:p>
      <text:p text:style-name="P16"><text:span text:style-name="T5">Data Science like Journalism is the art of chipping away a question to get the heart of the matter. Can the issue be distilled to one </text:span><text:span text:style-name="T8">topic</text:span><text:span text:style-name="T5">? </text:span><text:span text:style-name="T7">Many times in scientists have the luxury of being reductionists. What killer question has </text:span><text:span text:style-name="T8">not been </text:span><text:span text:style-name="T7">asked before? What new angle </text:span><text:span text:style-name="T8">or </text:span><text:span text:style-name="T7">spot-light can </text:span><text:span text:style-name="T8">we bring to bare and</text:span><text:span text:style-name="T7"> better understand </text:span><text:span text:style-name="T8">our</text:span><text:span text:style-name="T7"> issue.</text:span></text:p>
      <text:p text:style-name="P17"><text:span text:style-name="T5"/></text:p>
      <text:p text:style-name="P17"><text:span text:style-name="T5">If this was a movie, this is where we might find our journalist getting onto the streets and asking questions. The cub reporter and the data scientist are taught to gather data and get a better understanding of what is involved. Just as the reporter may </text:span><text:span text:style-name="T8">interview all the susupects, data scientists should be asking the client, the technician, the book-keeper what they know and what they can offer up.</text:span></text:p>
      <text:p text:style-name="P17"><text:soft-page-break/><text:span text:style-name="T8"/></text:p>
      <text:p text:style-name="P18"><text:span text:style-name="T5">Gathering data is said (by some) to be the long and hardest part of data science. In journalism, any newspaper can tell you that agencies spend weeks, months or longer to dig up stories. </text:span></text:p>
      <text:p text:style-name="P18"><text:span text:style-name="T5"/></text:p>
      <text:p text:style-name="P18"><text:span text:style-name="T5">---</text:span></text:p>
      <text:p text:style-name="P18"><text:span text:style-name="T5"/></text:p>
      <text:p text:style-name="P22"><text:span text:style-name="T5">An excellent way to avoid these problems is to plan and design your experiment? Design of Experiment(s), often called D.O.E. is important for a small and big study or investigation.</text:span></text:p>
      <text:p text:style-name="P22"><text:span text:style-name="T5"/></text:p>
      <text:p text:style-name="P22"><text:span text:style-name="T5">One method for designing a study is called by the acronym DMAIC.</text:span></text:p>
      <text:p text:style-name="P22"><text:span text:style-name="T5"/></text:p>
      <text:p text:style-name="P22"><text:span text:style-name="T5">1. Define</text:span></text:p>
      <text:p text:style-name="P22"><text:span text:style-name="T5">2. Measure</text:span></text:p>
      <text:p text:style-name="P22"><text:span text:style-name="T5">3. Analyse</text:span></text:p>
      <text:p text:style-name="P22"><text:span text:style-name="T5">4. Improve</text:span></text:p>
      <text:p text:style-name="P22"><text:span text:style-name="T5">5. Control</text:span></text:p>
      <text:p text:style-name="P22"><text:span text:style-name="T5"/></text:p>
      <text:p text:style-name="P23"><text:span text:style-name="T5">DMAIC is taken from a area of study called Six-Sigma. One goal of Six-Sigma is to find errors in manufacturing plant or processes. </text:span></text:p>
      <text:p text:style-name="P23"><text:span text:style-name="T5"/></text:p>
      <text:p text:style-name="P23"><text:span text:style-name="T5">- Define the problem, Where should you focus your efforts? What questions should be asked?</text:span></text:p>
      <text:p text:style-name="P23"><text:span text:style-name="T5">- Measure your process. What features does one have<text:line-break/>-Analyze your success or failure? What features are the most helpful. What features correlate with success?</text:span></text:p>
      <text:p text:style-name="P23"><text:span text:style-name="T5">- Improve, suggest, make, measure again the process and the fine tuen the feautures that are most meaningful.</text:span></text:p>
      <text:p text:style-name="P23"><text:span text:style-name="T5"/></text:p>
      <text:p text:style-name="P23"><text:span text:style-name="T5">Finally,<text:line-break/>- Control your process. Control the way you poll citizens? Control who is aksed and why? You will want a random cross section. Bias may always creep into your work but controling for them is important. Here again randomness can offset the high values you might find with the low values found in other sections of your project.</text:span></text:p>
      <text:p text:style-name="P22"><text:span text:style-name="T6"/></text:p>
      <text:p text:style-name="P22"><text:span text:style-name="T6">---</text:span></text:p>
      <text:p text:style-name="P15"><text:span text:style-name="T5"/></text:p>
      <text:p text:style-name="P18">2. <text:span text:style-name="T5">When, Where collected </text:span><text:span text:style-name="T9">the data?</text:span></text:p>
      <text:p text:style-name="P18"><text:span text:style-name="T5"/></text:p>
      <text:p text:style-name="P6"><text:s/><text:span text:style-name="T11">For example, i</text:span>f a political poll <text:span text:style-name="T11">wa</text:span>s asked in 2 cities, is it reasonable to <text:span text:style-name="T11">believe</text:span> that the entire country ‘<text:span text:style-name="T11">feels’</text:span> same way? <text:span text:style-name="T11">Where was this data collected? at a supermarket in an affluent neighborhood or on a street corner ‘across the railroad-tracks?’</text:span></text:p>
      <text:p text:style-name="P6"/>
      <text:p text:style-name="P7"><text:span text:style-name="T11">Could the time of day? day of the week? or season of the year change how the data was collected? Could the time day, week or season influence who was polled? Taking </text:span><text:soft-page-break/><text:span text:style-name="T11">your poll from a supermarket at noon even has its own name, ‘convenience bias.’ The supermarket at noon is conevnient for the polster. </text:span></text:p>
      <text:p text:style-name="P7"/>
      <text:p text:style-name="P7">Why does a Data Science need to understand bias?</text:p>
      <text:p text:style-name="P13"/>
      <text:p text:style-name="P7">In <text:span text:style-name="T15">some areas of</text:span> research, people study the simplest, smallest pieces. <text:span text:style-name="T15">At times, a biologist may</text:span> design experiments <text:span text:style-name="T15">for</text:span> a single cell type. This reductionist approach is common is science. </text:p>
      <text:p text:style-name="P13"/>
      <text:p text:style-name="P7">But what happens when people are studied? What happens when a political poll is asked of a number of people in *two cities*. Can that poll be generalized to include everyone in that county, state, and country?</text:p>
      <text:p text:style-name="P13"/>
      <text:p text:style-name="P7">Exploratory Data Analysis is the first review of your data and information. </text:p>
      <text:p text:style-name="P13"/>
      <text:p text:style-name="P7"><text:span text:style-name="T11">EDA is a first attempt to investigate what is right and wrong with your dataset.<text:line-break/></text:span></text:p>
      <text:p text:style-name="P19"><text:span text:style-name="T12">4. Who?</text:span></text:p>
      <text:p text:style-name="P19"/>
      <text:p text:style-name="P21">Again let’s ask ourselves, ‘What is wrong with your data?’ </text:p>
      <text:p text:style-name="P21"/>
      <text:p text:style-name="P21">Who is being polled? But don’t forget, Who is doing the polling?</text:p>
      <text:p text:style-name="P19"/>
      <text:p text:style-name="P9"><text:span text:style-name="T13">Sampling bias is everywhere? How one samples can determine whether you have the proper data to answer your question(s). </text:span><text:span text:style-name="T14">Just as reporters can have conflicts of interest, data scientists can as well.</text:span></text:p>
      <text:p text:style-name="P21"/>
      <text:p text:style-name="P21">Does the agency asking the questions have a financial interest? The study of bias in design experiments and polls includes ‘confirmation bias.’ </text:p>
      <text:p text:style-name="P19"/>
      <text:p text:style-name="P19"><text:span text:style-name="T12">M</text:span>any times, it may only afterwards you find out that using college age male students are not the best audience for your poll. </text:p>
      <text:p text:style-name="P20"/>
      <text:p text:style-name="P14"/>
      <text:p text:style-name="P21"/>
      <text:p text:style-name="P14"/>
      <text:p text:style-name="P14"/>
      <text:p text:style-name="P14"/>
      <text:p text:style-name="P24"><text:span text:style-name="T1">- **Why** is this data bein</text:span><text:span text:style-name="T2">g analyzed?</text:span></text:p>
      <text:p text:style-name="P5"><text:s text:c="3"/>- Are we hypothesis testing?</text:p>
      <text:p text:style-name="P5"><text:s text:c="3"/>- Are we looking for a correlation or a regression line? <text:s/></text:p>
      <text:p text:style-name="P5"><text:s text:c="3"/>- Is the data normally distributed? <text:s/></text:p>
      <text:p text:style-name="P10"/>
      <text:p text:style-name="P5">- And finally, **What** can be learned from the dataset?</text:p>
      <text:p text:style-name="P10"/>
      <text:p text:style-name="P5"><text:soft-page-break/>What do these examples of asking the five W's have in common? In my mind, they all dive deep into the story or (in this case) the data bias.</text:p>
      <text:p text:style-name="P10"/>
      <text:p text:style-name="P5">&gt;Bias - Inclined to one side; swelled on one side; an inclination; to give a particular direction to; to influence; to prejudice; to prepossess.</text:p>
      <text:p text:style-name="P5">&gt;</text:p>
      <text:p text:style-name="P5">&gt;Webster, 1913</text:p>
      <text:p text:style-name="P10"/>
      <text:p text:style-name="P5">- Is there anything wrong with your data?</text:p>
      <text:p text:style-name="P5">- What is its source?</text:p>
      <text:p text:style-name="P5">- Who or what compiles your data?</text:p>
      <text:p text:style-name="P5">- Where and when was it generated?</text:p>
      <text:p text:style-name="P5">- As Data Scientists, can we understand where biases can be introduced?</text:p>
      <text:p text:style-name="P10"/>
      <text:p text:style-name="P10"/>
      <text:p text:style-name="P5">#### </text:p>
      <text:p text:style-name="P10"/>
      <text:p text:style-name="P5">There are two types of bias.</text:p>
      <text:p text:style-name="P10"/>
      <text:p text:style-name="P5">1. Conscious Bias</text:p>
      <text:p text:style-name="P5">1. Unconscious Bias, also called implicit bias</text:p>
      <text:p text:style-name="P10"/>
      <text:p text:style-name="P10"/>
      <text:p text:style-name="P5">&gt;Bias: Favorable or unfavorable attitudes, or beliefs about a group [or subject] that informs how we perceive, interact, behave toward the group that are automatically activated.</text:p>
      <text:p text:style-name="P5">&gt;</text:p>
      <text:p text:style-name="P5">&gt;https://libraryguides.saic.edu/learn_unlearn/foundations6</text:p>
      <text:p text:style-name="P10"/>
      <text:p text:style-name="P5">Unconscious bias </text:p>
      <text:p text:style-name="P10"/>
      <text:p text:style-name="P5">&gt;In an unbiased random sample, every case in the population should have an equal likelihood of being part of the sample.</text:p>
      <text:p text:style-name="P5">&gt;</text:p>
      <text:p text:style-name="P5">&gt;Jenny Gutbezahl, [HBS Online](https://online.hbs.edu/blog/post/types-of-statistical-bias)</text:p>
      <text:p text:style-name="P10"/>
      <text:p text:style-name="P5">#### Sampling Bias</text:p>
      <text:p text:style-name="P10"/>
      <text:p text:style-name="P5">If we think of a political poll, the study should have about the same fraction (percent, proportion, ratio) of college educated vs non-college educated volunteers. If the poll is carried out at a high school will we find the same percent of college-educated versus non-educated in a school of 13-18 year-olds and only several dozen teachers?</text:p>
      <text:p text:style-name="P10"/>
      <text:p text:style-name="P5">3 Ways to Avoid Sampling Bias: </text:p>
      <text:p text:style-name="P10"/>
      <text:p text:style-name="P5"><text:soft-page-break/>1. Consider sample size. </text:p>
      <text:p text:style-name="P5"><text:s text:c="3"/>- Having a *"large"* pool could provide enough randomness in your study to smooth out problems. How much is *"large"*? Good question. <text:s/></text:p>
      <text:p text:style-name="P10"/>
      <text:p text:style-name="P5">2. Define a target population.</text:p>
      <text:p text:style-name="P5"><text:s text:c="3"/>- Make online surveys as short and accessible as possible.</text:p>
      <text:p text:style-name="P5"><text:s text:c="3"/>- Follow up with non-responders.</text:p>
      <text:p text:style-name="P5"><text:s text:c="3"/>- Avoid convenience sampling.</text:p>
      <text:p text:style-name="P10"/>
      <text:p text:style-name="P10"/>
      <text:p text:style-name="P5">Bias in Assignment</text:p>
      <text:p text:style-name="P10"/>
      <text:p text:style-name="P5">Assignment bias can also be called selection bias. </text:p>
      <text:p text:style-name="P10"/>
      <text:p text:style-name="P5">Pretend you are a teacher. You ask for student volunteers to check the spelling or grammar of several papers. Ask your yourself, will this teacher find the students with an average grammar or spelling skills? Probably not. In most studies the 'volunteers' are themselves chosen from select groups that have a similar ratio English majors as Chemistry majors as in the school population.</text:p>
      <text:p text:style-name="P10"/>
      <text:p text:style-name="P11"/>
      <text:p text:style-name="P4"/>
      <text:p text:style-name="P10"/>
      <text:p text:style-name="P10"/>
      <text:p text:style-name="P10"/>
      <text:p text:style-name="P5">---</text:p>
      <text:p text:style-name="P10"/>
      <text:p text:style-name="P10"/>
      <text:p text:style-name="P10"/>
      <text:p text:style-name="P10"/>
      <text:p text:style-name="P10"/>
      <text:p text:style-name="P5">Jeff Leek and Roger Peng have an interesting view of Data Science in the article, 'What is the Question?'[^1]</text:p>
      <text:p text:style-name="P10"/>
      <text:p text:style-name="P24"><text:span text:style-name="T1">[^1]:Science, 20 MARCH 2015, VOL 347, ISSUE 6228, P. </text:span><text:span text:style-name="T2">1314</text:span></text:p>
      <text:p text:style-name="P10"/>
      <text:p text:style-name="P3">&lt;!--</text:p>
      <text:p text:style-name="P2">https://data36.com/statistical-bias-types-explained/</text:p>
      <text:p text:style-name="P2">https://online.hbs.edu/blog/post/types-of-statistical-bias</text:p>
      <text:p text:style-name="P2">https://towardsdatascience.com/what-is-statistical-bias-and-why-is-it-so-important-in-data-science-80e02bf7a88d</text:p>
      <text:p text:style-name="P2">--&gt;</text:p>
      <text:p text:style-name="P12"/>
      <text:p text:style-name="P4">&gt;For more on Exploratory Data Analysis, I recommend [Exploratory Data Analysis with R](https://leanpub.com/exdata) by Roger Peng, and it's FREE.</text:p>
      <text:p text:style-name="P4">&gt;Even if you don't use R (yet) it has some nuggets.</text:p>
      <text:p text:style-name="P11"><text:soft-page-break/></text:p>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ce style:name="Ubuntu" svg:font-family="Ubuntu"/>
    <style:font-face style:name="Ubuntu1" svg:font-family="Ubuntu"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1"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cc</meta:initial-creator>
    <meta:generator>LibreOffice/7.2.6.2$Linux_X86_64 LibreOffice_project/20$Build-2</meta:generator>
    <dc:date>2022-04-17T13:29:16.822089817</dc:date>
    <meta:editing-duration>PT1H55M50S</meta:editing-duration>
    <meta:editing-cycles>2</meta:editing-cycles>
    <meta:document-statistic meta:table-count="0" meta:image-count="0" meta:object-count="0" meta:page-count="6" meta:paragraph-count="96" meta:word-count="1311" meta:character-count="7973" meta:non-whitespace-character-count="6708"/>
  </office:meta>
</office:document-meta>
</file>